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4.895cm" style:rel-column-width="2775*"/>
    </style:style>
    <style:style style:name="Detail0.B" style:family="table-column">
      <style:table-column-properties style:column-width="20.805cm" style:rel-column-width="11795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rsid="000c5e29" officeooo:paragraph-rsid="000c5e29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T1" style:family="text">
      <style:text-properties officeooo:rsid="000c5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3">Descripción de curso</text:p>
          </table:table-cell>
          <table:table-cell table:style-name="Detail0.A1" office:value-type="string">
            <text:p text:style-name="P1">Bachillerato 2º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<text:span text:style-name="T1">A</text:span>lumnos <text:span text:style-name="T1">totales</text:span></text:p>
          </table:table-cell>
          <table:table-cell table:style-name="Detail0.A1" office:value-type="string">
            <text:p text:style-name="P1">39</text:p>
          </table:table-cell>
        </table:table-row>
        <table:table-row table:style-name="Detail0.1">
          <table:table-cell table:style-name="TableBox2641431386192"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2643592196624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2643592205056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4-05-16T19:15:34.089000000</dc:date>
    <meta:editing-duration>PT38S</meta:editing-duration>
    <meta:editing-cycles>1</meta:editing-cycles>
    <meta:document-statistic meta:table-count="3" meta:image-count="0" meta:object-count="0" meta:page-count="1" meta:paragraph-count="14" meta:word-count="25" meta:character-count="165" meta:non-whitespace-character-count="154"/>
  </office:meta>
</office:document-meta>
</file>